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38%" fo:margin-bottom="0.106cm" style:writing-mode="lr-tb"/>
    </style:style>
    <style:style style:name="T1_1" style:family="text">
      <style:text-properties fo:font-size="26pt" style:font-size-asian="26pt" style:font-size-complex="26pt"/>
    </style:style>
    <style:style style:name="T1_2" style:family="text">
      <style:text-properties fo:font-size="26pt" style:font-size-asian="26pt" style:font-size-complex="26pt"/>
    </style:style>
    <style:style style:name="T1_3" style:family="text">
      <style:text-properties fo:font-size="26pt" style:font-size-asian="26pt" style:font-size-complex="26pt"/>
    </style:style>
    <style:style style:name="P2" style:family="paragraph" style:parent-style-name="Standard">
      <style:paragraph-properties fo:break-before="auto" fo:line-height="138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P3" style:family="paragraph" style:parent-style-name="Standard">
      <style:paragraph-properties fo:break-before="auto" fo:line-height="138%" style:writing-mode="lr-tb"/>
    </style:style>
    <style:style style:name="T3_1" style:family="text"/>
    <style:style style:name="T3_2" style:family="text"/>
    <style:style style:name="T3_3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Heading_20_1">
      <style:paragraph-properties fo:break-before="auto" fo:line-height="138%" style:writing-mode="lr-tb"/>
    </style:style>
    <style:style style:name="T8_1" style:family="text">
      <style:text-properties fo:font-weight="bold" style:font-weight-asian="bold" style:font-weight-complex="bold"/>
    </style:style>
    <style:style style:name="P9" style:family="paragraph" style:parent-style-name="Heading_20_2">
      <style:paragraph-properties fo:break-before="auto" fo:line-height="138%" style:writing-mode="lr-tb"/>
    </style:style>
    <style:style style:name="T9_1" style:family="text">
      <style:text-properties fo:font-weight="bold" style:font-weight-asian="bold" style:font-weight-complex="bold"/>
    </style:style>
    <style:style style:name="T9_2" style:family="text">
      <style:text-properties fo:font-weight="bold" style:font-weight-asian="bold" style:font-weight-complex="bold"/>
    </style:style>
    <style:style style:name="T9_3" style:family="text"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38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P11" style:family="paragraph" style:parent-style-name="Standard">
      <style:paragraph-properties fo:break-before="auto" fo:line-height="138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38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P14" style:family="paragraph" style:parent-style-name="Standard">
      <style:paragraph-properties fo:break-before="auto" fo:line-height="138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Heading_20_2">
      <style:paragraph-properties fo:break-before="auto" fo:line-height="138%" style:writing-mode="lr-tb"/>
    </style:style>
    <style:style style:name="T16_1" style:family="text">
      <style:text-properties fo:font-weight="bold" style:font-weight-asian="bold" style:font-weight-complex="bold"/>
    </style:style>
    <style:style style:name="T16_2" style:family="text">
      <style:text-properties fo:font-weight="bold" style:font-weight-asian="bold" style:font-weight-complex="bold"/>
    </style:style>
    <style:style style:name="T16_3" style:family="text"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auto" fo:line-height="138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P18" style:family="paragraph" style:parent-style-name="Standard">
      <style:paragraph-properties fo:break-before="auto" fo:line-height="138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38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T20_93" style:family="text"/>
    <style:style style:name="P21" style:family="paragraph" style:parent-style-name="Standard">
      <style:paragraph-properties fo:break-before="auto" fo:line-height="138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Heading_20_2">
      <style:paragraph-properties fo:break-before="auto" fo:line-height="138%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>
      <style:text-properties fo:font-weight="bold" style:font-weight-asian="bold" style:font-weight-complex="bold"/>
    </style:style>
    <style:style style:name="T23_3" style:family="text">
      <style:text-properties fo:font-weight="bold" style:font-weight-asian="bold" style:font-weight-complex="bold"/>
    </style:style>
    <style:style style:name="P24" style:family="paragraph" style:parent-style-name="Standard">
      <style:paragraph-properties fo:break-before="auto" fo:line-height="138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P25" style:family="paragraph" style:parent-style-name="Standard">
      <style:paragraph-properties fo:break-before="auto" fo:line-height="138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38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T27_67" style:family="text"/>
    <style:style style:name="T27_68" style:family="text"/>
    <style:style style:name="T27_69" style:family="text"/>
    <style:style style:name="T27_70" style:family="text"/>
    <style:style style:name="T27_71" style:family="text"/>
    <style:style style:name="T27_72" style:family="text"/>
    <style:style style:name="T27_73" style:family="text"/>
    <style:style style:name="T27_74" style:family="text"/>
    <style:style style:name="T27_75" style:family="text"/>
    <style:style style:name="T27_76" style:family="text"/>
    <style:style style:name="T27_77" style:family="text"/>
    <style:style style:name="T27_78" style:family="text"/>
    <style:style style:name="T27_79" style:family="text"/>
    <style:style style:name="T27_80" style:family="text"/>
    <style:style style:name="T27_81" style:family="text"/>
    <style:style style:name="T27_82" style:family="text"/>
    <style:style style:name="T27_83" style:family="text"/>
    <style:style style:name="T27_84" style:family="text"/>
    <style:style style:name="T27_85" style:family="text"/>
    <style:style style:name="T27_86" style:family="text"/>
    <style:style style:name="T27_87" style:family="text"/>
    <style:style style:name="T27_88" style:family="text"/>
    <style:style style:name="T27_89" style:family="text"/>
    <style:style style:name="T27_90" style:family="text"/>
    <style:style style:name="T27_91" style:family="text"/>
    <style:style style:name="T27_92" style:family="text"/>
    <style:style style:name="T27_93" style:family="text"/>
    <style:style style:name="T27_94" style:family="text"/>
    <style:style style:name="T27_95" style:family="text"/>
    <style:style style:name="T27_96" style:family="text"/>
    <style:style style:name="T27_97" style:family="text"/>
    <style:style style:name="T27_98" style:family="text"/>
    <style:style style:name="T27_99" style:family="text"/>
    <style:style style:name="T27_100" style:family="text"/>
    <style:style style:name="T27_101" style:family="text"/>
    <style:style style:name="T27_102" style:family="text"/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Heading_20_2">
      <style:paragraph-properties fo:break-before="auto" fo:line-height="138%" style:writing-mode="lr-tb"/>
    </style:style>
    <style:style style:name="T29_1" style:family="text">
      <style:text-properties fo:font-weight="bold" style:font-weight-asian="bold" style:font-weight-complex="bold"/>
    </style:style>
    <style:style style:name="T29_2" style:family="text">
      <style:text-properties fo:font-weight="bold" style:font-weight-asian="bold" style:font-weight-complex="bold"/>
    </style:style>
    <style:style style:name="T29_3" style:family="text">
      <style:text-properties fo:font-weight="bold" style:font-weight-asian="bold" style:font-weight-complex="bold"/>
    </style:style>
    <style:style style:name="P30" style:family="paragraph" style:parent-style-name="Standard">
      <style:paragraph-properties fo:break-before="auto" fo:line-height="138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P31" style:family="paragraph" style:parent-style-name="Standard">
      <style:paragraph-properties fo:break-before="auto" fo:line-height="138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38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T33_63" style:family="text"/>
    <style:style style:name="T33_64" style:family="text"/>
    <style:style style:name="T33_65" style:family="text"/>
    <style:style style:name="T33_66" style:family="text"/>
    <style:style style:name="T33_67" style:family="text"/>
    <style:style style:name="T33_68" style:family="text"/>
    <style:style style:name="T33_69" style:family="text"/>
    <style:style style:name="T33_70" style:family="text"/>
    <style:style style:name="T33_71" style:family="text"/>
    <style:style style:name="T33_72" style:family="text"/>
    <style:style style:name="T33_73" style:family="text"/>
    <style:style style:name="T33_74" style:family="text"/>
    <style:style style:name="T33_75" style:family="text"/>
    <style:style style:name="T33_76" style:family="text"/>
    <style:style style:name="T33_77" style:family="text"/>
    <style:style style:name="T33_78" style:family="text"/>
    <style:style style:name="T33_79" style:family="text"/>
    <style:style style:name="T33_80" style:family="text"/>
    <style:style style:name="T33_81" style:family="text"/>
    <style:style style:name="T33_82" style:family="text"/>
    <style:style style:name="T33_83" style:family="text"/>
    <style:style style:name="T33_84" style:family="text"/>
    <style:style style:name="T33_85" style:family="text"/>
    <style:style style:name="T33_86" style:family="text"/>
    <style:style style:name="T33_87" style:family="text"/>
    <style:style style:name="T33_88" style:family="text"/>
    <style:style style:name="T33_89" style:family="text"/>
    <style:style style:name="T33_90" style:family="text"/>
    <style:style style:name="T33_91" style:family="text"/>
    <style:style style:name="T33_92" style:family="text"/>
    <style:style style:name="T33_93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Heading_20_2">
      <style:paragraph-properties fo:break-before="auto" fo:line-height="138%" style:writing-mode="lr-tb"/>
    </style:style>
    <style:style style:name="T36_1" style:family="text">
      <style:text-properties fo:font-weight="bold" style:font-weight-asian="bold" style:font-weight-complex="bold"/>
    </style:style>
    <style:style style:name="T36_2" style:family="text">
      <style:text-properties fo:font-weight="bold" style:font-weight-asian="bold" style:font-weight-complex="bold"/>
    </style:style>
    <style:style style:name="T36_3" style:family="text">
      <style:text-properties fo:font-weight="bold" style:font-weight-asian="bold" style:font-weight-complex="bold"/>
    </style:style>
    <style:style style:name="P37" style:family="paragraph" style:parent-style-name="Standard">
      <style:paragraph-properties fo:break-before="auto" fo:line-height="138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P38" style:family="paragraph" style:parent-style-name="Standard">
      <style:paragraph-properties fo:break-before="auto" fo:line-height="138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38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T40_67" style:family="text"/>
    <style:style style:name="T40_68" style:family="text"/>
    <style:style style:name="T40_69" style:family="text"/>
    <style:style style:name="T40_70" style:family="text"/>
    <style:style style:name="T40_71" style:family="text"/>
    <style:style style:name="T40_72" style:family="text"/>
    <style:style style:name="T40_73" style:family="text"/>
    <style:style style:name="T40_74" style:family="text"/>
    <style:style style:name="T40_75" style:family="text"/>
    <style:style style:name="T40_76" style:family="text"/>
    <style:style style:name="T40_77" style:family="text"/>
    <style:style style:name="T40_78" style:family="text"/>
    <style:style style:name="T40_79" style:family="text"/>
    <style:style style:name="P41" style:family="paragraph" style:parent-style-name="Standard">
      <style:paragraph-properties fo:break-before="auto" fo:line-height="138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P42" style:family="paragraph" style:parent-style-name="Standard">
      <style:paragraph-properties fo:break-before="auto" fo:line-height="138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T42_57" style:family="text"/>
    <style:style style:name="T42_58" style:family="text"/>
    <style:style style:name="T42_59" style:family="text"/>
    <style:style style:name="T42_60" style:family="text"/>
    <style:style style:name="T42_61" style:family="text"/>
    <style:style style:name="T42_62" style:family="text"/>
    <style:style style:name="T42_63" style:family="text"/>
    <style:style style:name="T42_64" style:family="text"/>
    <style:style style:name="T42_65" style:family="text"/>
    <style:style style:name="T42_66" style:family="text"/>
    <style:style style:name="T42_67" style:family="text"/>
    <style:style style:name="T42_68" style:family="text"/>
    <style:style style:name="T42_69" style:family="text"/>
    <style:style style:name="T42_70" style:family="text"/>
    <style:style style:name="T42_71" style:family="text"/>
    <style:style style:name="T42_72" style:family="text"/>
    <style:style style:name="T42_73" style:family="text"/>
    <style:style style:name="T42_74" style:family="text"/>
    <style:style style:name="T42_75" style:family="text"/>
    <style:style style:name="T42_76" style:family="text"/>
    <style:style style:name="T42_77" style:family="text"/>
    <style:style style:name="T42_78" style:family="text"/>
    <style:style style:name="T42_79" style:family="text"/>
    <style:style style:name="T42_80" style:family="text"/>
    <style:style style:name="T42_81" style:family="text"/>
    <style:style style:name="T42_82" style:family="text"/>
    <style:style style:name="T42_83" style:family="text"/>
    <style:style style:name="T42_84" style:family="text"/>
    <style:style style:name="T42_85" style:family="text"/>
    <style:style style:name="T42_86" style:family="text"/>
    <style:style style:name="T42_87" style:family="text"/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Heading_20_2">
      <style:paragraph-properties fo:break-before="auto" fo:line-height="138%" style:writing-mode="lr-tb"/>
    </style:style>
    <style:style style:name="T45_1" style:family="text">
      <style:text-properties fo:font-weight="bold" style:font-weight-asian="bold" style:font-weight-complex="bold"/>
    </style:style>
    <style:style style:name="T45_2" style:family="text">
      <style:text-properties fo:font-weight="bold" style:font-weight-asian="bold" style:font-weight-complex="bold"/>
    </style:style>
    <style:style style:name="T45_3" style:family="text">
      <style:text-properties fo:font-weight="bold" style:font-weight-asian="bold" style:font-weight-complex="bold"/>
    </style:style>
    <style:style style:name="P46" style:family="paragraph" style:parent-style-name="Standard">
      <style:paragraph-properties fo:break-before="auto" fo:line-height="138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P47" style:family="paragraph" style:parent-style-name="Standard">
      <style:paragraph-properties fo:break-before="auto" fo:line-height="138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38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T49_52" style:family="text"/>
    <style:style style:name="T49_53" style:family="text"/>
    <style:style style:name="T49_54" style:family="text"/>
    <style:style style:name="T49_55" style:family="text"/>
    <style:style style:name="T49_56" style:family="text"/>
    <style:style style:name="T49_57" style:family="text"/>
    <style:style style:name="T49_58" style:family="text"/>
    <style:style style:name="T49_59" style:family="text"/>
    <style:style style:name="T49_60" style:family="text"/>
    <style:style style:name="T49_61" style:family="text"/>
    <style:style style:name="T49_62" style:family="text"/>
    <style:style style:name="T49_63" style:family="text"/>
    <style:style style:name="T49_64" style:family="text"/>
    <style:style style:name="T49_65" style:family="text"/>
    <style:style style:name="T49_66" style:family="text"/>
    <style:style style:name="T49_67" style:family="text"/>
    <style:style style:name="T49_68" style:family="text"/>
    <style:style style:name="T49_69" style:family="text"/>
    <style:style style:name="T49_70" style:family="text"/>
    <style:style style:name="T49_71" style:family="text"/>
    <style:style style:name="T49_72" style:family="text"/>
    <style:style style:name="T49_73" style:family="text"/>
    <style:style style:name="T49_74" style:family="text"/>
    <style:style style:name="T49_75" style:family="text"/>
    <style:style style:name="T49_76" style:family="text"/>
    <style:style style:name="T49_77" style:family="text"/>
    <style:style style:name="T49_78" style:family="text"/>
    <style:style style:name="T49_79" style:family="text"/>
    <style:style style:name="T49_80" style:family="text"/>
    <style:style style:name="T49_81" style:family="text"/>
    <style:style style:name="T49_82" style:family="text"/>
    <style:style style:name="T49_83" style:family="text"/>
    <style:style style:name="T49_84" style:family="text"/>
    <style:style style:name="T49_85" style:family="text"/>
    <style:style style:name="T49_86" style:family="text"/>
    <style:style style:name="T49_87" style:family="text"/>
    <style:style style:name="T49_88" style:family="text"/>
    <style:style style:name="T49_89" style:family="text"/>
    <style:style style:name="T49_90" style:family="text"/>
    <style:style style:name="T49_91" style:family="text"/>
    <style:style style:name="T49_92" style:family="text"/>
    <style:style style:name="T49_93" style:family="text"/>
    <style:style style:name="T49_94" style:family="text"/>
    <style:style style:name="T49_95" style:family="text"/>
    <style:style style:name="T49_96" style:family="text"/>
    <style:style style:name="T49_97" style:family="text"/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Heading_20_2">
      <style:paragraph-properties fo:break-before="auto" fo:line-height="138%" style:writing-mode="lr-tb"/>
    </style:style>
    <style:style style:name="T54_1" style:family="text">
      <style:text-properties fo:font-weight="bold" style:font-weight-asian="bold" style:font-weight-complex="bold"/>
    </style:style>
    <style:style style:name="T54_2" style:family="text">
      <style:text-properties fo:font-weight="bold" style:font-weight-asian="bold" style:font-weight-complex="bold"/>
    </style:style>
    <style:style style:name="T54_3" style:family="text">
      <style:text-properties fo:font-weight="bold" style:font-weight-asian="bold" style:font-weight-complex="bold"/>
    </style:style>
    <style:style style:name="P55" style:family="paragraph" style:parent-style-name="Standard">
      <style:paragraph-properties fo:break-before="auto" fo:line-height="138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P56" style:family="paragraph" style:parent-style-name="Standard">
      <style:paragraph-properties fo:break-before="auto" fo:line-height="138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38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T58_53" style:family="text"/>
    <style:style style:name="T58_54" style:family="text"/>
    <style:style style:name="T58_55" style:family="text"/>
    <style:style style:name="T58_56" style:family="text"/>
    <style:style style:name="T58_57" style:family="text"/>
    <style:style style:name="T58_58" style:family="text"/>
    <style:style style:name="T58_59" style:family="text"/>
    <style:style style:name="T58_60" style:family="text"/>
    <style:style style:name="T58_61" style:family="text"/>
    <style:style style:name="T58_62" style:family="text"/>
    <style:style style:name="T58_63" style:family="text"/>
    <style:style style:name="T58_64" style:family="text"/>
    <style:style style:name="T58_65" style:family="text"/>
    <style:style style:name="T58_66" style:family="text"/>
    <style:style style:name="T58_67" style:family="text"/>
    <style:style style:name="T58_68" style:family="text"/>
    <style:style style:name="T58_69" style:family="text"/>
    <style:style style:name="T58_70" style:family="text"/>
    <style:style style:name="T58_71" style:family="text"/>
    <style:style style:name="T58_72" style:family="text"/>
    <style:style style:name="T58_73" style:family="text"/>
    <style:style style:name="T58_74" style:family="text"/>
    <style:style style:name="T58_75" style:family="text"/>
    <style:style style:name="T58_76" style:family="text"/>
    <style:style style:name="T58_77" style:family="text"/>
    <style:style style:name="T58_78" style:family="text"/>
    <style:style style:name="T58_79" style:family="text"/>
    <style:style style:name="T58_80" style:family="text"/>
    <style:style style:name="T58_81" style:family="text"/>
    <style:style style:name="T58_82" style:family="text"/>
    <style:style style:name="T58_83" style:family="text"/>
    <style:style style:name="T58_84" style:family="text"/>
    <style:style style:name="T58_85" style:family="text"/>
    <style:style style:name="T58_86" style:family="text"/>
    <style:style style:name="T58_87" style:family="text"/>
    <style:style style:name="T58_88" style:family="text"/>
    <style:style style:name="T58_89" style:family="text"/>
    <style:style style:name="T58_90" style:family="text"/>
    <style:style style:name="T58_91" style:family="text"/>
    <style:style style:name="T58_92" style:family="text"/>
    <style:style style:name="T58_93" style:family="text"/>
    <style:style style:name="T58_94" style:family="text"/>
    <style:style style:name="T58_95" style:family="text"/>
    <style:style style:name="T58_96" style:family="text"/>
    <style:style style:name="T58_97" style:family="text"/>
    <style:style style:name="T58_98" style:family="text"/>
    <style:style style:name="T58_99" style:family="text"/>
    <style:style style:name="T58_100" style:family="text"/>
    <style:style style:name="T58_101" style:family="text"/>
    <style:style style:name="T58_102" style:family="text"/>
    <style:style style:name="T58_103" style:family="text"/>
    <style:style style:name="P59" style:family="paragraph" style:parent-style-name="Standard">
      <style:paragraph-properties fo:break-before="auto" fo:line-height="138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Relatorio</text:span><text:span text:style-name="T1_2"><text:s/></text:span><text:span text:style-name="T1_3">PAA</text:span></text:p>
      <text:p text:style-name="P2"><text:span text:style-name="T2_1">Gabriel</text:span><text:span text:style-name="T2_2"><text:s/></text:span><text:span text:style-name="T2_3">Fumio</text:span><text:span text:style-name="T2_4"><text:s/></text:span><text:span text:style-name="T2_5">Ozaki</text:span><text:span text:style-name="T2_6"><text:s/></text:span><text:span text:style-name="T2_7">RA</text:span><text:span text:style-name="T2_8"><text:s/>1295276</text:span></text:p>
      <text:p text:style-name="P3"><text:span text:style-name="T3_1">Robson</text:span><text:span text:style-name="T3_2"><text:s/></text:span><text:span text:style-name="T3_3">Cruz</text:span></text:p>
      <text:p text:style-name="P4"/>
      <text:p text:style-name="P5"/>
      <text:p text:style-name="P6"/>
      <text:p text:style-name="P7"/>
      <text:h text:style-name="P8" text:outline-level="10"><text:bookmark-start text:name="h.fpt1cxit8qms"/><text:bookmark-end text:name="h.fpt1cxit8qms"/><text:span text:style-name="T8_1">Algoritmos</text:span></text:h>
      <text:h text:style-name="P9" text:outline-level="10"><text:bookmark-start text:name="h.5fzr0m6yc14l"/><text:bookmark-end text:name="h.5fzr0m6yc14l"/><text:span text:style-name="T9_1">Bubble</text:span><text:span text:style-name="T9_2"><text:s/></text:span><text:span text:style-name="T9_3">Sort</text:span></text:h>
      <text:p text:style-name="P10"><text:span text:style-name="T10_1">Complexidade</text:span><text:span text:style-name="T10_2"><text:s/></text:span><text:span text:style-name="T10_3">no</text:span><text:span text:style-name="T10_4"><text:s/></text:span><text:span text:style-name="T10_5">melhor</text:span><text:span text:style-name="T10_6"><text:s/></text:span><text:span text:style-name="T10_7">caso</text:span><text:span text:style-name="T10_8">:<text:s/></text:span><text:span text:style-name="T10_9">O</text:span><text:span text:style-name="T10_10">(</text:span><text:span text:style-name="T10_11">n</text:span><text:span text:style-name="T10_12">)<text:s/>(</text:span><text:span text:style-name="T10_13">quando</text:span><text:span text:style-name="T10_14"><text:s/></text:span><text:span text:style-name="T10_15">otimizado</text:span><text:span text:style-name="T10_16">)</text:span></text:p>
      <text:p text:style-name="P11"><text:span text:style-name="T11_1">Complexidade</text:span><text:span text:style-name="T11_2"><text:s/></text:span><text:span text:style-name="T11_3">no</text:span><text:span text:style-name="T11_4"><text:s/></text:span><text:span text:style-name="T11_5">pior</text:span><text:span text:style-name="T11_6"><text:s/></text:span><text:span text:style-name="T11_7">caso</text:span><text:span text:style-name="T11_8">:<text:s/></text:span><text:span text:style-name="T11_9">O</text:span><text:span text:style-name="T11_10">(</text:span><text:span text:style-name="T11_11">n</text:span><text:span text:style-name="T11_12">²)</text:span></text:p>
      <text:p text:style-name="P12"/>
      <text:p text:style-name="P13"><text:span text:style-name="T13_1">Abordagem</text:span><text:span text:style-name="T13_2">:<text:s/></text:span><text:span text:style-name="T13_3">O</text:span><text:span text:style-name="T13_4"><text:s/></text:span><text:span text:style-name="T13_5">Bubble</text:span><text:span text:style-name="T13_6"><text:s/></text:span><text:span text:style-name="T13_7">Sort</text:span><text:span text:style-name="T13_8"><text:s/></text:span><text:span text:style-name="T13_9">é</text:span><text:span text:style-name="T13_10"><text:s/></text:span><text:span text:style-name="T13_11">um</text:span><text:span text:style-name="T13_12"><text:s/></text:span><text:span text:style-name="T13_13">algoritmo</text:span><text:span text:style-name="T13_14"><text:s/></text:span><text:span text:style-name="T13_15">que</text:span><text:span text:style-name="T13_16"><text:s/></text:span><text:span text:style-name="T13_17">percorre</text:span><text:span text:style-name="T13_18"><text:s/></text:span><text:span text:style-name="T13_19">o</text:span><text:span text:style-name="T13_20"><text:s/></text:span><text:span text:style-name="T13_21">array</text:span><text:span text:style-name="T13_22"><text:s/></text:span><text:span text:style-name="T13_23">alterando</text:span><text:span text:style-name="T13_24"><text:s/></text:span><text:span text:style-name="T13_25">as</text:span><text:span text:style-name="T13_26"><text:s/></text:span><text:span text:style-name="T13_27">posições</text:span><text:span text:style-name="T13_28"><text:s/></text:span><text:span text:style-name="T13_29">entre</text:span><text:span text:style-name="T13_30"><text:s/></text:span><text:span text:style-name="T13_31">membros</text:span><text:span text:style-name="T13_32"><text:s/></text:span><text:span text:style-name="T13_33">adjacentes</text:span><text:span text:style-name="T13_34"><text:s/></text:span><text:span text:style-name="T13_35">quantas</text:span><text:span text:style-name="T13_36"><text:s/></text:span><text:span text:style-name="T13_37">vezes</text:span><text:span text:style-name="T13_38"><text:s/></text:span><text:span text:style-name="T13_39">forem</text:span><text:span text:style-name="T13_40"><text:s/></text:span><text:span text:style-name="T13_41">necessárias</text:span><text:span text:style-name="T13_42">,<text:s/></text:span><text:span text:style-name="T13_43">por</text:span><text:span text:style-name="T13_44"><text:s/></text:span><text:span text:style-name="T13_45">exemplo</text:span><text:span text:style-name="T13_46"><text:s/>[...3,2...]<text:s/></text:span><text:span text:style-name="T13_47">iria</text:span><text:span text:style-name="T13_48"><text:s/></text:span><text:span text:style-name="T13_49">trocar</text:span><text:span text:style-name="T13_50"><text:s/></text:span><text:span text:style-name="T13_51">a</text:span><text:span text:style-name="T13_52"><text:s/></text:span><text:span text:style-name="T13_53">posicao</text:span><text:span text:style-name="T13_54"><text:s/></text:span><text:span text:style-name="T13_55">de</text:span><text:span text:style-name="T13_56"><text:s/></text:span><text:span text:style-name="T13_57">ambos</text:span><text:span text:style-name="T13_58">.<text:s/></text:span><text:span text:style-name="T13_59">sua</text:span><text:span text:style-name="T13_60"><text:s/></text:span><text:span text:style-name="T13_61">otimizacao</text:span><text:span text:style-name="T13_62"><text:s/></text:span><text:span text:style-name="T13_63">se</text:span><text:span text:style-name="T13_64"><text:s/></text:span><text:span text:style-name="T13_65">baseia</text:span><text:span text:style-name="T13_66"><text:s/></text:span><text:span text:style-name="T13_67">em</text:span><text:span text:style-name="T13_68"><text:s/></text:span><text:span text:style-name="T13_69">verificar</text:span><text:span text:style-name="T13_70"><text:s/></text:span><text:span text:style-name="T13_71">se</text:span><text:span text:style-name="T13_72"><text:s/></text:span><text:span text:style-name="T13_73">houve</text:span><text:span text:style-name="T13_74"><text:s/></text:span><text:span text:style-name="T13_75">troca</text:span><text:span text:style-name="T13_76"><text:s/></text:span><text:span text:style-name="T13_77">no</text:span><text:span text:style-name="T13_78"><text:s/></text:span><text:span text:style-name="T13_79">ultimo</text:span><text:span text:style-name="T13_80"><text:s/></text:span><text:span text:style-name="T13_81">ciclo</text:span></text:p>
      <text:p text:style-name="P14"><text:span text:style-name="T14_1">Seu</text:span><text:span text:style-name="T14_2"><text:s/></text:span><text:span text:style-name="T14_3">melhor</text:span><text:span text:style-name="T14_4"><text:s/></text:span><text:span text:style-name="T14_5">caso</text:span><text:span text:style-name="T14_6"><text:s/></text:span><text:span text:style-name="T14_7">é</text:span><text:span text:style-name="T14_8"><text:s/></text:span><text:span text:style-name="T14_9">o</text:span><text:span text:style-name="T14_10"><text:s/></text:span><text:span text:style-name="T14_11">vetor</text:span><text:span text:style-name="T14_12"><text:s/></text:span><text:span text:style-name="T14_13">ordenado</text:span><text:span text:style-name="T14_14">,<text:s/></text:span><text:span text:style-name="T14_15">onde</text:span><text:span text:style-name="T14_16"><text:s/></text:span><text:span text:style-name="T14_17">ele</text:span><text:span text:style-name="T14_18"><text:s/></text:span><text:span text:style-name="T14_19">percorre</text:span><text:span text:style-name="T14_20"><text:s/></text:span><text:span text:style-name="T14_21">uma</text:span><text:span text:style-name="T14_22"><text:s/></text:span><text:span text:style-name="T14_23">vez</text:span><text:span text:style-name="T14_24"><text:s/></text:span><text:span text:style-name="T14_25">e</text:span><text:span text:style-name="T14_26"><text:s/></text:span><text:span text:style-name="T14_27">detecta</text:span><text:span text:style-name="T14_28"><text:s/></text:span><text:span text:style-name="T14_29">que</text:span><text:span text:style-name="T14_30"><text:s/></text:span><text:span text:style-name="T14_31">não</text:span><text:span text:style-name="T14_32"><text:s/></text:span><text:span text:style-name="T14_33">ouve</text:span><text:span text:style-name="T14_34"><text:s/></text:span><text:span text:style-name="T14_35">troca</text:span><text:span text:style-name="T14_36"><text:s/></text:span><text:span text:style-name="T14_37">e</text:span><text:span text:style-name="T14_38"><text:s/></text:span><text:span text:style-name="T14_39">seu</text:span><text:span text:style-name="T14_40"><text:s/></text:span><text:span text:style-name="T14_41">pior</text:span><text:span text:style-name="T14_42"><text:s/></text:span><text:span text:style-name="T14_43">caso</text:span><text:span text:style-name="T14_44"><text:s/></text:span><text:span text:style-name="T14_45">seria</text:span><text:span text:style-name="T14_46"><text:s/></text:span><text:span text:style-name="T14_47">o</text:span><text:span text:style-name="T14_48"><text:s/></text:span><text:span text:style-name="T14_49">vetor</text:span><text:span text:style-name="T14_50"><text:s/></text:span><text:span text:style-name="T14_51">inversamente</text:span><text:span text:style-name="T14_52"><text:s/></text:span><text:span text:style-name="T14_53">ordenado</text:span></text:p>
      <text:p text:style-name="P15"/>
      <text:h text:style-name="P16" text:outline-level="10"><text:bookmark-start text:name="h.3ajowjde4gr9"/><text:bookmark-end text:name="h.3ajowjde4gr9"/><text:span text:style-name="T16_1">Heap</text:span><text:span text:style-name="T16_2"><text:s/></text:span><text:span text:style-name="T16_3">Sort</text:span></text:h>
      <text:p text:style-name="P17"><text:span text:style-name="T17_1">Complexidade</text:span><text:span text:style-name="T17_2"><text:s/></text:span><text:span text:style-name="T17_3">no</text:span><text:span text:style-name="T17_4"><text:s/></text:span><text:span text:style-name="T17_5">melhor</text:span><text:span text:style-name="T17_6"><text:s/></text:span><text:span text:style-name="T17_7">caso</text:span><text:span text:style-name="T17_8">:<text:s/></text:span><text:span text:style-name="T17_9">O</text:span><text:span text:style-name="T17_10">(</text:span><text:span text:style-name="T17_11">nlogn</text:span><text:span text:style-name="T17_12">)</text:span></text:p>
      <text:p text:style-name="P18"><text:span text:style-name="T18_1">Complexidade</text:span><text:span text:style-name="T18_2"><text:s/></text:span><text:span text:style-name="T18_3">no</text:span><text:span text:style-name="T18_4"><text:s/></text:span><text:span text:style-name="T18_5">pior</text:span><text:span text:style-name="T18_6"><text:s/></text:span><text:span text:style-name="T18_7">caso</text:span><text:span text:style-name="T18_8">:<text:s/></text:span><text:span text:style-name="T18_9">O</text:span><text:span text:style-name="T18_10">(</text:span><text:span text:style-name="T18_11">nlogn</text:span><text:span text:style-name="T18_12">)</text:span></text:p>
      <text:p text:style-name="P19"/>
      <text:p text:style-name="P20"><text:span text:style-name="T20_1">Abordagem</text:span><text:span text:style-name="T20_2">:<text:s/></text:span><text:span text:style-name="T20_3">O</text:span><text:span text:style-name="T20_4"><text:s/></text:span><text:span text:style-name="T20_5">Heap</text:span><text:span text:style-name="T20_6"><text:s/></text:span><text:span text:style-name="T20_7">Sort</text:span><text:span text:style-name="T20_8"><text:s/></text:span><text:span text:style-name="T20_9">é</text:span><text:span text:style-name="T20_10"><text:s/></text:span><text:span text:style-name="T20_11">um</text:span><text:span text:style-name="T20_12"><text:s/></text:span><text:span text:style-name="T20_13">algoritmo</text:span><text:span text:style-name="T20_14"><text:s/></text:span><text:span text:style-name="T20_15">que</text:span><text:span text:style-name="T20_16"><text:s/></text:span><text:span text:style-name="T20_17">gera</text:span><text:span text:style-name="T20_18"><text:s/></text:span><text:span text:style-name="T20_19">uma</text:span><text:span text:style-name="T20_20"><text:s/></text:span><text:span text:style-name="T20_21">arvore</text:span><text:span text:style-name="T20_22"><text:s/></text:span><text:span text:style-name="T20_23">binária</text:span><text:span text:style-name="T20_24"><text:s/></text:span><text:span text:style-name="T20_25">balanceada</text:span><text:span text:style-name="T20_26">,<text:s/></text:span><text:span text:style-name="T20_27">em</text:span><text:span text:style-name="T20_28"><text:s/></text:span><text:span text:style-name="T20_29">que</text:span><text:span text:style-name="T20_30"><text:s/></text:span><text:span text:style-name="T20_31">a</text:span><text:span text:style-name="T20_32"><text:s/></text:span><text:span text:style-name="T20_33">sua</text:span><text:span text:style-name="T20_34"><text:s/></text:span><text:span text:style-name="T20_35">leitura</text:span><text:span text:style-name="T20_36"><text:s/></text:span><text:span text:style-name="T20_37">ocorre</text:span><text:span text:style-name="T20_38"><text:s/></text:span><text:span text:style-name="T20_39">em</text:span><text:span text:style-name="T20_40"><text:s/></text:span><text:span text:style-name="T20_41">ordem</text:span><text:span text:style-name="T20_42"><text:s/></text:span><text:span text:style-name="T20_43">de</text:span><text:span text:style-name="T20_44"><text:s/></text:span><text:span text:style-name="T20_45">grandeza</text:span><text:span text:style-name="T20_46">,<text:s/></text:span><text:span text:style-name="T20_47">ou</text:span><text:span text:style-name="T20_48"><text:s/></text:span><text:span text:style-name="T20_49">seja</text:span><text:span text:style-name="T20_50">,<text:s/></text:span><text:span text:style-name="T20_51">a</text:span><text:span text:style-name="T20_52"><text:s/></text:span><text:span text:style-name="T20_53">raiz</text:span><text:span text:style-name="T20_54"><text:s/></text:span><text:span text:style-name="T20_55">seria</text:span><text:span text:style-name="T20_56"><text:s/></text:span><text:span text:style-name="T20_57">o</text:span><text:span text:style-name="T20_58"><text:s/></text:span><text:span text:style-name="T20_59">menor</text:span><text:span text:style-name="T20_60"><text:s/></text:span><text:span text:style-name="T20_61">valor</text:span><text:span text:style-name="T20_62">,<text:s/></text:span><text:span text:style-name="T20_63">seus</text:span><text:span text:style-name="T20_64"><text:s/></text:span><text:span text:style-name="T20_65">filhos</text:span><text:span text:style-name="T20_66"><text:s/></text:span><text:span text:style-name="T20_67">os</text:span><text:span text:style-name="T20_68"><text:s/></text:span><text:span text:style-name="T20_69">seguinte</text:span><text:span text:style-name="T20_70"><text:s/></text:span><text:span text:style-name="T20_71">e</text:span><text:span text:style-name="T20_72"><text:s/></text:span><text:span text:style-name="T20_73">assim</text:span><text:span text:style-name="T20_74"><text:s/></text:span><text:span text:style-name="T20_75">por</text:span><text:span text:style-name="T20_76"><text:s/></text:span><text:span text:style-name="T20_77">diante</text:span><text:span text:style-name="T20_78"><text:s/></text:span><text:span text:style-name="T20_79">até</text:span><text:span text:style-name="T20_80"><text:s/></text:span><text:span text:style-name="T20_81">as</text:span><text:span text:style-name="T20_82"><text:s/></text:span><text:span text:style-name="T20_83">folhas</text:span><text:span text:style-name="T20_84">,<text:s/></text:span><text:span text:style-name="T20_85">onde</text:span><text:span text:style-name="T20_86"><text:s/></text:span><text:span text:style-name="T20_87">estariam</text:span><text:span text:style-name="T20_88"><text:s/></text:span><text:span text:style-name="T20_89">os</text:span><text:span text:style-name="T20_90"><text:s/></text:span><text:span text:style-name="T20_91">maiores</text:span><text:span text:style-name="T20_92"><text:s/></text:span><text:span text:style-name="T20_93">valores</text:span></text:p>
      <text:p text:style-name="P21"><text:span text:style-name="T21_1">Sua</text:span><text:span text:style-name="T21_2"><text:s/></text:span><text:span text:style-name="T21_3">principal</text:span><text:span text:style-name="T21_4"><text:s/></text:span><text:span text:style-name="T21_5">vantagem</text:span><text:span text:style-name="T21_6"><text:s/></text:span><text:span text:style-name="T21_7">sao</text:span><text:span text:style-name="T21_8"><text:s/></text:span><text:span text:style-name="T21_9">os</text:span><text:span text:style-name="T21_10"><text:s/></text:span><text:span text:style-name="T21_11">tempos</text:span><text:span text:style-name="T21_12"><text:s/></text:span><text:span text:style-name="T21_13">praticamente</text:span><text:span text:style-name="T21_14"><text:s/></text:span><text:span text:style-name="T21_15">constantes</text:span><text:span text:style-name="T21_16">,<text:s/></text:span><text:span text:style-name="T21_17">tanto</text:span><text:span text:style-name="T21_18"><text:s/></text:span><text:span text:style-name="T21_19">pro</text:span><text:span text:style-name="T21_20"><text:s/></text:span><text:span text:style-name="T21_21">pior</text:span><text:span text:style-name="T21_22"><text:s/></text:span><text:span text:style-name="T21_23">quanto</text:span><text:span text:style-name="T21_24"><text:s/></text:span><text:span text:style-name="T21_25">pro</text:span><text:span text:style-name="T21_26"><text:s/></text:span><text:span text:style-name="T21_27">melhor</text:span><text:span text:style-name="T21_28"><text:s/></text:span><text:span text:style-name="T21_29">caso</text:span></text:p>
      <text:p text:style-name="P22"/>
      <text:h text:style-name="P23" text:outline-level="10"><text:bookmark-start text:name="h.bsvd96qgx46d"/><text:bookmark-end text:name="h.bsvd96qgx46d"/><text:span text:style-name="T23_1">Insertion</text:span><text:span text:style-name="T23_2"><text:s/></text:span><text:span text:style-name="T23_3">Sort</text:span></text:h>
      <text:p text:style-name="P24"><text:span text:style-name="T24_1">Complexidade</text:span><text:span text:style-name="T24_2"><text:s/></text:span><text:span text:style-name="T24_3">no</text:span><text:span text:style-name="T24_4"><text:s/></text:span><text:span text:style-name="T24_5">melhor</text:span><text:span text:style-name="T24_6"><text:s/></text:span><text:span text:style-name="T24_7">caso</text:span><text:span text:style-name="T24_8">:<text:s/></text:span><text:span text:style-name="T24_9">O</text:span><text:span text:style-name="T24_10">(</text:span><text:span text:style-name="T24_11">n</text:span><text:span text:style-name="T24_12">)</text:span></text:p>
      <text:p text:style-name="P25"><text:span text:style-name="T25_1">Complexidade</text:span><text:span text:style-name="T25_2"><text:s/></text:span><text:span text:style-name="T25_3">no</text:span><text:span text:style-name="T25_4"><text:s/></text:span><text:span text:style-name="T25_5">pior</text:span><text:span text:style-name="T25_6"><text:s/></text:span><text:span text:style-name="T25_7">caso</text:span><text:span text:style-name="T25_8">:<text:s/></text:span><text:span text:style-name="T25_9">O</text:span><text:span text:style-name="T25_10">(</text:span><text:span text:style-name="T25_11">n</text:span><text:span text:style-name="T25_12">²)</text:span></text:p>
      <text:p text:style-name="P26"/>
      <text:p text:style-name="P27"><text:span text:style-name="T27_1">Abordagem</text:span><text:span text:style-name="T27_2">:<text:s/></text:span><text:span text:style-name="T27_3">O</text:span><text:span text:style-name="T27_4"><text:s/></text:span><text:span text:style-name="T27_5">Insertion</text:span><text:span text:style-name="T27_6"><text:s/></text:span><text:span text:style-name="T27_7">Sort</text:span><text:span text:style-name="T27_8"><text:s/></text:span><text:span text:style-name="T27_9">é</text:span><text:span text:style-name="T27_10"><text:s/></text:span><text:span text:style-name="T27_11">um</text:span><text:span text:style-name="T27_12"><text:s/></text:span><text:span text:style-name="T27_13">algoritmo</text:span><text:span text:style-name="T27_14"><text:s/></text:span><text:span text:style-name="T27_15">que</text:span><text:span text:style-name="T27_16"><text:s/></text:span><text:span text:style-name="T27_17">ordena</text:span><text:span text:style-name="T27_18"><text:s/></text:span><text:span text:style-name="T27_19">os</text:span><text:span text:style-name="T27_20"><text:s/></text:span><text:span text:style-name="T27_21">valores</text:span><text:span text:style-name="T27_22"><text:s/></text:span><text:span text:style-name="T27_23">a</text:span><text:span text:style-name="T27_24"><text:s/></text:span><text:span text:style-name="T27_25">esquerda</text:span><text:span text:style-name="T27_26">,<text:s/></text:span><text:span text:style-name="T27_27">o</text:span><text:span text:style-name="T27_28"><text:s/></text:span><text:span text:style-name="T27_29">que</text:span><text:span text:style-name="T27_30"><text:s/></text:span><text:span text:style-name="T27_31">significa</text:span><text:span text:style-name="T27_32"><text:s/></text:span><text:span text:style-name="T27_33">que</text:span><text:span text:style-name="T27_34"><text:s/></text:span><text:span text:style-name="T27_35">ele</text:span><text:span text:style-name="T27_36"><text:s/></text:span><text:span text:style-name="T27_37">percorre</text:span><text:span text:style-name="T27_38"><text:s/></text:span><text:span text:style-name="T27_39">o</text:span><text:span text:style-name="T27_40"><text:s/></text:span><text:span text:style-name="T27_41">vetor</text:span><text:span text:style-name="T27_42">,<text:s/></text:span><text:span text:style-name="T27_43">organizando</text:span><text:span text:style-name="T27_44"><text:s/></text:span><text:span text:style-name="T27_45">os</text:span><text:span text:style-name="T27_46"><text:s/></text:span><text:span text:style-name="T27_47">valores</text:span><text:span text:style-name="T27_48"><text:s/></text:span><text:span text:style-name="T27_49">em</text:span><text:span text:style-name="T27_50"><text:s/></text:span><text:span text:style-name="T27_51">suas</text:span><text:span text:style-name="T27_52"><text:s/></text:span><text:span text:style-name="T27_53">devidas</text:span><text:span text:style-name="T27_54"><text:s/></text:span><text:span text:style-name="T27_55">posições</text:span><text:span text:style-name="T27_56">.<text:s/></text:span><text:span text:style-name="T27_57">O</text:span><text:span text:style-name="T27_58"><text:s/></text:span><text:span text:style-name="T27_59">que</text:span><text:span text:style-name="T27_60"><text:s/></text:span><text:span text:style-name="T27_61">só</text:span><text:span text:style-name="T27_62"><text:s/></text:span><text:span text:style-name="T27_63">e</text:span><text:span text:style-name="T27_64"><text:s/></text:span><text:span text:style-name="T27_65">eficiente</text:span><text:span text:style-name="T27_66"><text:s/></text:span><text:span text:style-name="T27_67">no</text:span><text:span text:style-name="T27_68"><text:s/></text:span><text:span text:style-name="T27_69">melhor</text:span><text:span text:style-name="T27_70"><text:s/></text:span><text:span text:style-name="T27_71">caso</text:span><text:span text:style-name="T27_72">,<text:s/></text:span><text:span text:style-name="T27_73">onde</text:span><text:span text:style-name="T27_74"><text:s/></text:span><text:span text:style-name="T27_75">o</text:span><text:span text:style-name="T27_76"><text:s/></text:span><text:span text:style-name="T27_77">vetor</text:span><text:span text:style-name="T27_78"><text:s/></text:span><text:span text:style-name="T27_79">já</text:span><text:span text:style-name="T27_80"><text:s/></text:span><text:span text:style-name="T27_81">está</text:span><text:span text:style-name="T27_82"><text:s/></text:span><text:span text:style-name="T27_83">ordenado</text:span><text:span text:style-name="T27_84">,<text:s/></text:span><text:span text:style-name="T27_85">em</text:span><text:span text:style-name="T27_86"><text:s/></text:span><text:span text:style-name="T27_87">praticamente</text:span><text:span text:style-name="T27_88"><text:s/></text:span><text:span text:style-name="T27_89">todas</text:span><text:span text:style-name="T27_90"><text:s/></text:span><text:span text:style-name="T27_91">as</text:span><text:span text:style-name="T27_92"><text:s/></text:span><text:span text:style-name="T27_93">outras</text:span><text:span text:style-name="T27_94"><text:s/></text:span><text:span text:style-name="T27_95">situações</text:span><text:span text:style-name="T27_96"><text:s/></text:span><text:span text:style-name="T27_97">temos</text:span><text:span text:style-name="T27_98"><text:s/></text:span><text:span text:style-name="T27_99">O</text:span><text:span text:style-name="T27_100">(</text:span><text:span text:style-name="T27_101">n</text:span><text:span text:style-name="T27_102">²)</text:span></text:p>
      <text:p text:style-name="P28"/>
      <text:h text:style-name="P29" text:outline-level="10"><text:bookmark-start text:name="h.dg2s6ud11tp8"/><text:bookmark-end text:name="h.dg2s6ud11tp8"/><text:span text:style-name="T29_1">Merge</text:span><text:span text:style-name="T29_2"><text:s/></text:span><text:span text:style-name="T29_3">Sort</text:span></text:h>
      <text:p text:style-name="P30"><text:span text:style-name="T30_1">Complexidade</text:span><text:span text:style-name="T30_2"><text:s/></text:span><text:span text:style-name="T30_3">no</text:span><text:span text:style-name="T30_4"><text:s/></text:span><text:span text:style-name="T30_5">melhor</text:span><text:span text:style-name="T30_6"><text:s/></text:span><text:span text:style-name="T30_7">caso</text:span><text:span text:style-name="T30_8">:<text:s/></text:span><text:span text:style-name="T30_9">O</text:span><text:span text:style-name="T30_10">(</text:span><text:span text:style-name="T30_11">nlogn</text:span><text:span text:style-name="T30_12">)</text:span></text:p>
      <text:p text:style-name="P31"><text:span text:style-name="T31_1">Complexidade</text:span><text:span text:style-name="T31_2"><text:s/></text:span><text:span text:style-name="T31_3">no</text:span><text:span text:style-name="T31_4"><text:s/></text:span><text:span text:style-name="T31_5">pior</text:span><text:span text:style-name="T31_6"><text:s/></text:span><text:span text:style-name="T31_7">caso</text:span><text:span text:style-name="T31_8">:<text:s/></text:span><text:span text:style-name="T31_9">O</text:span><text:span text:style-name="T31_10">(</text:span><text:span text:style-name="T31_11">nlogn</text:span><text:span text:style-name="T31_12">)</text:span></text:p>
      <text:p text:style-name="P32"/>
      <text:p text:style-name="P33"><text:span text:style-name="T33_1">Abordagem</text:span><text:span text:style-name="T33_2">:<text:s/></text:span><text:span text:style-name="T33_3">O</text:span><text:span text:style-name="T33_4"><text:s/></text:span><text:span text:style-name="T33_5">Merge</text:span><text:span text:style-name="T33_6"><text:s/></text:span><text:span text:style-name="T33_7">Sort</text:span><text:span text:style-name="T33_8"><text:s/></text:span><text:span text:style-name="T33_9">é</text:span><text:span text:style-name="T33_10"><text:s/></text:span><text:span text:style-name="T33_11">um</text:span><text:span text:style-name="T33_12"><text:s/></text:span><text:span text:style-name="T33_13">algoritmo</text:span><text:span text:style-name="T33_14"><text:s/></text:span><text:span text:style-name="T33_15">baseado</text:span><text:span text:style-name="T33_16"><text:s/></text:span><text:span text:style-name="T33_17">em</text:span><text:span text:style-name="T33_18"><text:s/></text:span><text:span text:style-name="T33_19">divisao</text:span><text:span text:style-name="T33_20"><text:s/></text:span><text:span text:style-name="T33_21">e</text:span><text:span text:style-name="T33_22"><text:s/></text:span><text:span text:style-name="T33_23">conquista</text:span><text:span text:style-name="T33_24">.<text:s/></text:span><text:span text:style-name="T33_25">Ele</text:span><text:span text:style-name="T33_26"><text:s/></text:span><text:span text:style-name="T33_27">subdivide</text:span><text:span text:style-name="T33_28"><text:s/></text:span><text:span text:style-name="T33_29">o</text:span><text:span text:style-name="T33_30"><text:s/></text:span><text:span text:style-name="T33_31">problema</text:span><text:span text:style-name="T33_32"><text:s/></text:span><text:span text:style-name="T33_33">em</text:span><text:span text:style-name="T33_34"><text:s/></text:span><text:span text:style-name="T33_35">pequenas</text:span><text:span text:style-name="T33_36"><text:s/></text:span><text:span text:style-name="T33_37">partes</text:span><text:span text:style-name="T33_38"><text:s/></text:span><text:span text:style-name="T33_39">recursivamente</text:span><text:span text:style-name="T33_40"><text:s/></text:span><text:span text:style-name="T33_41">e</text:span><text:span text:style-name="T33_42"><text:s/></text:span><text:span text:style-name="T33_43">depois</text:span><text:span text:style-name="T33_44"><text:s/></text:span><text:span text:style-name="T33_45">volta</text:span><text:span text:style-name="T33_46"><text:s/></text:span><text:span text:style-name="T33_47">as</text:span><text:span text:style-name="T33_48"><text:s/></text:span><text:span text:style-name="T33_49">reorganizando</text:span><text:span text:style-name="T33_50">.<text:s/></text:span><text:span text:style-name="T33_51">Mas</text:span><text:span text:style-name="T33_52"><text:s/></text:span><text:span text:style-name="T33_53">apesar</text:span><text:span text:style-name="T33_54"><text:s/></text:span><text:span text:style-name="T33_55">de</text:span><text:span text:style-name="T33_56"><text:s/></text:span><text:span text:style-name="T33_57">sua</text:span><text:span text:style-name="T33_58"><text:s/></text:span><text:span text:style-name="T33_59">complexidade</text:span><text:span text:style-name="T33_60">,<text:s/></text:span><text:span text:style-name="T33_61">as</text:span><text:span text:style-name="T33_62"><text:s/></text:span><text:span text:style-name="T33_63">chamadas</text:span><text:span text:style-name="T33_64"><text:s/></text:span><text:span text:style-name="T33_65">recursivas</text:span><text:span text:style-name="T33_66"><text:s/></text:span><text:span text:style-name="T33_67">necessitam</text:span><text:span text:style-name="T33_68"><text:s/></text:span><text:span text:style-name="T33_69">de</text:span><text:span text:style-name="T33_70"><text:s/></text:span><text:span text:style-name="T33_71">uma</text:span><text:span text:style-name="T33_72"><text:s/></text:span><text:span text:style-name="T33_73">copia</text:span><text:span text:style-name="T33_74"><text:s/></text:span><text:span text:style-name="T33_75">do</text:span><text:span text:style-name="T33_76"><text:s/></text:span><text:span text:style-name="T33_77">vetor</text:span><text:span text:style-name="T33_78">,<text:s/></text:span><text:span text:style-name="T33_79">o</text:span><text:span text:style-name="T33_80"><text:s/></text:span><text:span text:style-name="T33_81">que</text:span><text:span text:style-name="T33_82"><text:s/></text:span><text:span text:style-name="T33_83">gera</text:span><text:span text:style-name="T33_84"><text:s/></text:span><text:span text:style-name="T33_85">um</text:span><text:span text:style-name="T33_86"><text:s/></text:span><text:span text:style-name="T33_87">consumo</text:span><text:span text:style-name="T33_88"><text:s/></text:span><text:span text:style-name="T33_89">maior</text:span><text:span text:style-name="T33_90"><text:s/></text:span><text:span text:style-name="T33_91">de</text:span><text:span text:style-name="T33_92"><text:s/></text:span><text:span text:style-name="T33_93">memória</text:span></text:p>
      <text:p text:style-name="P34"/>
      <text:p text:style-name="P35"/>
      <text:h text:style-name="P36" text:outline-level="10"><text:bookmark-start text:name="h.6gkwity7d8va"/><text:bookmark-end text:name="h.6gkwity7d8va"/><text:span text:style-name="T36_1">Quick</text:span><text:span text:style-name="T36_2"><text:s/></text:span><text:span text:style-name="T36_3">Sort</text:span></text:h>
      <text:p text:style-name="P37"><text:span text:style-name="T37_1">Complexidade</text:span><text:span text:style-name="T37_2"><text:s/></text:span><text:span text:style-name="T37_3">no</text:span><text:span text:style-name="T37_4"><text:s/></text:span><text:span text:style-name="T37_5">melhor</text:span><text:span text:style-name="T37_6"><text:s/></text:span><text:span text:style-name="T37_7">caso</text:span><text:span text:style-name="T37_8">:<text:s/></text:span><text:span text:style-name="T37_9">O</text:span><text:span text:style-name="T37_10">(</text:span><text:span text:style-name="T37_11">nlogn</text:span><text:span text:style-name="T37_12">)</text:span></text:p>
      <text:p text:style-name="P38"><text:span text:style-name="T38_1">Complexidade</text:span><text:span text:style-name="T38_2"><text:s/></text:span><text:span text:style-name="T38_3">no</text:span><text:span text:style-name="T38_4"><text:s/></text:span><text:span text:style-name="T38_5">pior</text:span><text:span text:style-name="T38_6"><text:s/></text:span><text:span text:style-name="T38_7">caso</text:span><text:span text:style-name="T38_8">:<text:s/></text:span><text:span text:style-name="T38_9">O</text:span><text:span text:style-name="T38_10">(</text:span><text:span text:style-name="T38_11">n</text:span><text:span text:style-name="T38_12">²)</text:span></text:p>
      <text:p text:style-name="P39"/>
      <text:p text:style-name="P40"><text:span text:style-name="T40_1">Abordagem</text:span><text:span text:style-name="T40_2">:<text:s/></text:span><text:span text:style-name="T40_3">O</text:span><text:span text:style-name="T40_4"><text:s/></text:span><text:span text:style-name="T40_5">Quick</text:span><text:span text:style-name="T40_6"><text:s/></text:span><text:span text:style-name="T40_7">Sort</text:span><text:span text:style-name="T40_8"><text:s/></text:span><text:span text:style-name="T40_9">é</text:span><text:span text:style-name="T40_10"><text:s/></text:span><text:span text:style-name="T40_11">um</text:span><text:span text:style-name="T40_12"><text:s/></text:span><text:span text:style-name="T40_13">algoritmo</text:span><text:span text:style-name="T40_14"><text:s/></text:span><text:span text:style-name="T40_15">baseado</text:span><text:span text:style-name="T40_16"><text:s/></text:span><text:span text:style-name="T40_17">em</text:span><text:span text:style-name="T40_18"><text:s/></text:span><text:span text:style-name="T40_19">divisão</text:span><text:span text:style-name="T40_20"><text:s/></text:span><text:span text:style-name="T40_21">e</text:span><text:span text:style-name="T40_22"><text:s/></text:span><text:span text:style-name="T40_23">conquista</text:span><text:span text:style-name="T40_24">,<text:s text:c="2"/></text:span><text:span text:style-name="T40_25">tendo</text:span><text:span text:style-name="T40_26"><text:s/></text:span><text:span text:style-name="T40_27">como</text:span><text:span text:style-name="T40_28"><text:s/></text:span><text:span text:style-name="T40_29">sua</text:span><text:span text:style-name="T40_30"><text:s/></text:span><text:span text:style-name="T40_31">principal</text:span><text:span text:style-name="T40_32"><text:s/></text:span><text:span text:style-name="T40_33">caracteristica</text:span><text:span text:style-name="T40_34"><text:s/></text:span><text:span text:style-name="T40_35">a</text:span><text:span text:style-name="T40_36"><text:s/></text:span><text:span text:style-name="T40_37">escolha</text:span><text:span text:style-name="T40_38"><text:s/></text:span><text:span text:style-name="T40_39">de</text:span><text:span text:style-name="T40_40"><text:s/></text:span><text:span text:style-name="T40_41">pivô</text:span><text:span text:style-name="T40_42"><text:s/></text:span><text:span text:style-name="T40_43">e</text:span><text:span text:style-name="T40_44"><text:s/></text:span><text:span text:style-name="T40_45">organizamos</text:span><text:span text:style-name="T40_46"><text:s/></text:span><text:span text:style-name="T40_47">a</text:span><text:span text:style-name="T40_48"><text:s/></text:span><text:span text:style-name="T40_49">lista</text:span><text:span text:style-name="T40_50"><text:s/></text:span><text:span text:style-name="T40_51">de</text:span><text:span text:style-name="T40_52"><text:s/></text:span><text:span text:style-name="T40_53">maneira</text:span><text:span text:style-name="T40_54"><text:s/></text:span><text:span text:style-name="T40_55">que</text:span><text:span text:style-name="T40_56"><text:s/></text:span><text:span text:style-name="T40_57">os</text:span><text:span text:style-name="T40_58"><text:s/></text:span><text:span text:style-name="T40_59">anteriores</text:span><text:span text:style-name="T40_60"><text:s/></text:span><text:span text:style-name="T40_61">ao</text:span><text:span text:style-name="T40_62"><text:s/></text:span><text:span text:style-name="T40_63">pivo</text:span><text:span text:style-name="T40_64"><text:s/></text:span><text:span text:style-name="T40_65">sejam</text:span><text:span text:style-name="T40_66"><text:s/></text:span><text:span text:style-name="T40_67">menores</text:span><text:span text:style-name="T40_68"><text:s/></text:span><text:span text:style-name="T40_69">que</text:span><text:span text:style-name="T40_70"><text:s/></text:span><text:span text:style-name="T40_71">ele</text:span><text:span text:style-name="T40_72"><text:s/></text:span><text:span text:style-name="T40_73">e</text:span><text:span text:style-name="T40_74"><text:s/></text:span><text:span text:style-name="T40_75">os</text:span><text:span text:style-name="T40_76"><text:s/></text:span><text:span text:style-name="T40_77">posteriores</text:span><text:span text:style-name="T40_78"><text:s/></text:span><text:span text:style-name="T40_79">maior</text:span></text:p>
      <text:p text:style-name="P41"><text:span text:style-name="T41_1">Isso</text:span><text:span text:style-name="T41_2"><text:s/></text:span><text:span text:style-name="T41_3">gera</text:span><text:span text:style-name="T41_4"><text:s/></text:span><text:span text:style-name="T41_5">sublistas</text:span><text:span text:style-name="T41_6"><text:s/></text:span><text:span text:style-name="T41_7">que</text:span><text:span text:style-name="T41_8"><text:s/></text:span><text:span text:style-name="T41_9">devem</text:span><text:span text:style-name="T41_10"><text:s/></text:span><text:span text:style-name="T41_11">ser</text:span><text:span text:style-name="T41_12"><text:s/></text:span><text:span text:style-name="T41_13">passar</text:span><text:span text:style-name="T41_14"><text:s/></text:span><text:span text:style-name="T41_15">pelo</text:span><text:span text:style-name="T41_16"><text:s/></text:span><text:span text:style-name="T41_17">mesmo</text:span><text:span text:style-name="T41_18"><text:s/></text:span><text:span text:style-name="T41_19">processo</text:span><text:span text:style-name="T41_20"><text:s/></text:span><text:span text:style-name="T41_21">re</text:span><text:span text:style-name="T41_22">-</text:span><text:span text:style-name="T41_23">organizaçao</text:span><text:span text:style-name="T41_24"><text:s text:c="2"/></text:span><text:span text:style-name="T41_25">e</text:span><text:span text:style-name="T41_26"><text:s/></text:span><text:span text:style-name="T41_27">assim</text:span><text:span text:style-name="T41_28"><text:s/></text:span><text:span text:style-name="T41_29">recursivamente</text:span><text:span text:style-name="T41_30"><text:s/></text:span><text:span text:style-name="T41_31">até</text:span><text:span text:style-name="T41_32"><text:s/></text:span><text:span text:style-name="T41_33">que</text:span><text:span text:style-name="T41_34"><text:s/></text:span><text:span text:style-name="T41_35">toda</text:span><text:span text:style-name="T41_36"><text:s/></text:span><text:span text:style-name="T41_37">lista</text:span><text:span text:style-name="T41_38"><text:s/></text:span><text:span text:style-name="T41_39">esteja</text:span><text:span text:style-name="T41_40"><text:s/></text:span><text:span text:style-name="T41_41">ordenada</text:span></text:p>
      <text:p text:style-name="P42"><text:span text:style-name="T42_1">O</text:span><text:span text:style-name="T42_2"><text:s/></text:span><text:span text:style-name="T42_3">pior</text:span><text:span text:style-name="T42_4"><text:s/></text:span><text:span text:style-name="T42_5">caso</text:span><text:span text:style-name="T42_6"><text:s/></text:span><text:span text:style-name="T42_7">so</text:span><text:span text:style-name="T42_8"><text:s/></text:span><text:span text:style-name="T42_9">ocorre</text:span><text:span text:style-name="T42_10"><text:s/></text:span><text:span text:style-name="T42_11">caso</text:span><text:span text:style-name="T42_12"><text:s/></text:span><text:span text:style-name="T42_13">o</text:span><text:span text:style-name="T42_14"><text:s/></text:span><text:span text:style-name="T42_15">pivo</text:span><text:span text:style-name="T42_16"><text:s/></text:span><text:span text:style-name="T42_17">seja</text:span><text:span text:style-name="T42_18"><text:s/></text:span><text:span text:style-name="T42_19">o</text:span><text:span text:style-name="T42_20"><text:s/></text:span><text:span text:style-name="T42_21">maior</text:span><text:span text:style-name="T42_22"><text:s/></text:span><text:span text:style-name="T42_23">ou</text:span><text:span text:style-name="T42_24"><text:s/></text:span><text:span text:style-name="T42_25">o</text:span><text:span text:style-name="T42_26"><text:s/></text:span><text:span text:style-name="T42_27">menor</text:span><text:span text:style-name="T42_28"><text:s/></text:span><text:span text:style-name="T42_29">elemento</text:span><text:span text:style-name="T42_30"><text:s/></text:span><text:span text:style-name="T42_31">da</text:span><text:span text:style-name="T42_32"><text:s/></text:span><text:span text:style-name="T42_33">lista</text:span><text:span text:style-name="T42_34">,<text:s/></text:span><text:span text:style-name="T42_35">o</text:span><text:span text:style-name="T42_36"><text:s/></text:span><text:span text:style-name="T42_37">que</text:span><text:span text:style-name="T42_38"><text:s/></text:span><text:span text:style-name="T42_39">pode</text:span><text:span text:style-name="T42_40"><text:s/></text:span><text:span text:style-name="T42_41">ser</text:span><text:span text:style-name="T42_42"><text:s/></text:span><text:span text:style-name="T42_43">evitado</text:span><text:span text:style-name="T42_44"><text:s/></text:span><text:span text:style-name="T42_45">segundo</text:span><text:span text:style-name="T42_46"><text:s/></text:span><text:span text:style-name="T42_47">diversos</text:span><text:span text:style-name="T42_48"><text:s/></text:span><text:span text:style-name="T42_49">desenvolvedores</text:span><text:span text:style-name="T42_50"><text:s/></text:span><text:span text:style-name="T42_51">o</text:span><text:span text:style-name="T42_52"><text:s text:c="2"/></text:span><text:span text:style-name="T42_53">recomendado</text:span><text:span text:style-name="T42_54"><text:s/></text:span><text:span text:style-name="T42_55">é</text:span><text:span text:style-name="T42_56"><text:s/></text:span><text:span text:style-name="T42_57">escolher</text:span><text:span text:style-name="T42_58"><text:s/></text:span><text:span text:style-name="T42_59">um</text:span><text:span text:style-name="T42_60"><text:s/></text:span><text:span text:style-name="T42_61">pivo</text:span><text:span text:style-name="T42_62"><text:s/></text:span><text:span text:style-name="T42_63">randomicamente</text:span><text:span text:style-name="T42_64">.<text:s/></text:span><text:span text:style-name="T42_65">Para</text:span><text:span text:style-name="T42_66"><text:s/></text:span><text:span text:style-name="T42_67">todos</text:span><text:span text:style-name="T42_68"><text:s/></text:span><text:span text:style-name="T42_69">os</text:span><text:span text:style-name="T42_70"><text:s/></text:span><text:span text:style-name="T42_71">outros</text:span><text:span text:style-name="T42_72"><text:s/></text:span><text:span text:style-name="T42_73">casos</text:span><text:span text:style-name="T42_74"><text:s/></text:span><text:span text:style-name="T42_75">o</text:span><text:span text:style-name="T42_76"><text:s/></text:span><text:span text:style-name="T42_77">comportamento</text:span><text:span text:style-name="T42_78"><text:s/></text:span><text:span text:style-name="T42_79">se</text:span><text:span text:style-name="T42_80"><text:s/></text:span><text:span text:style-name="T42_81">aproxima</text:span><text:span text:style-name="T42_82"><text:s/></text:span><text:span text:style-name="T42_83">do</text:span><text:span text:style-name="T42_84"><text:s/></text:span><text:span text:style-name="T42_85">melhor</text:span><text:span text:style-name="T42_86"><text:s/></text:span><text:span text:style-name="T42_87">caso</text:span></text:p>
      <text:p text:style-name="P43"/>
      <text:p text:style-name="P44"/>
      <text:h text:style-name="P45" text:outline-level="10"><text:bookmark-start text:name="h.p4uf23o0qnw2"/><text:bookmark-end text:name="h.p4uf23o0qnw2"/><text:span text:style-name="T45_1">Selection</text:span><text:span text:style-name="T45_2"><text:s/></text:span><text:span text:style-name="T45_3">Sort</text:span></text:h>
      <text:p text:style-name="P46"><text:span text:style-name="T46_1">Complexidade</text:span><text:span text:style-name="T46_2"><text:s/></text:span><text:span text:style-name="T46_3">no</text:span><text:span text:style-name="T46_4"><text:s/></text:span><text:span text:style-name="T46_5">melhor</text:span><text:span text:style-name="T46_6"><text:s/></text:span><text:span text:style-name="T46_7">caso</text:span><text:span text:style-name="T46_8">:<text:s/></text:span><text:span text:style-name="T46_9">O</text:span><text:span text:style-name="T46_10">(</text:span><text:span text:style-name="T46_11">n</text:span><text:span text:style-name="T46_12">²)</text:span></text:p>
      <text:p text:style-name="P47"><text:span text:style-name="T47_1">Complexidade</text:span><text:span text:style-name="T47_2"><text:s/></text:span><text:span text:style-name="T47_3">no</text:span><text:span text:style-name="T47_4"><text:s/></text:span><text:span text:style-name="T47_5">pior</text:span><text:span text:style-name="T47_6"><text:s/></text:span><text:span text:style-name="T47_7">caso</text:span><text:span text:style-name="T47_8">:<text:s/></text:span><text:span text:style-name="T47_9">O</text:span><text:span text:style-name="T47_10">(</text:span><text:span text:style-name="T47_11">n</text:span><text:span text:style-name="T47_12">²)</text:span></text:p>
      <text:p text:style-name="P48"/>
      <text:p text:style-name="P49"><text:span text:style-name="T49_1">Abordagem</text:span><text:span text:style-name="T49_2">:<text:s/></text:span><text:span text:style-name="T49_3">O</text:span><text:span text:style-name="T49_4"><text:s/></text:span><text:span text:style-name="T49_5">Selection</text:span><text:span text:style-name="T49_6"><text:s/></text:span><text:span text:style-name="T49_7">Sort</text:span><text:span text:style-name="T49_8"><text:s/></text:span><text:span text:style-name="T49_9">é</text:span><text:span text:style-name="T49_10"><text:s/></text:span><text:span text:style-name="T49_11">um</text:span><text:span text:style-name="T49_12"><text:s/></text:span><text:span text:style-name="T49_13">algoritmo</text:span><text:span text:style-name="T49_14"><text:s/></text:span><text:span text:style-name="T49_15">que</text:span><text:span text:style-name="T49_16"><text:s/></text:span><text:span text:style-name="T49_17">pega</text:span><text:span text:style-name="T49_18"><text:s/></text:span><text:span text:style-name="T49_19">o</text:span><text:span text:style-name="T49_20"><text:s/></text:span><text:span text:style-name="T49_21">menor</text:span><text:span text:style-name="T49_22"><text:s/></text:span><text:span text:style-name="T49_23">elemento</text:span><text:span text:style-name="T49_24"><text:s/></text:span><text:span text:style-name="T49_25">e</text:span><text:span text:style-name="T49_26"><text:s/></text:span><text:span text:style-name="T49_27">coloca</text:span><text:span text:style-name="T49_28"><text:s/></text:span><text:span text:style-name="T49_29">na</text:span><text:span text:style-name="T49_30"><text:s/></text:span><text:span text:style-name="T49_31">primeira</text:span><text:span text:style-name="T49_32"><text:s/></text:span><text:span text:style-name="T49_33">posição</text:span><text:span text:style-name="T49_34"><text:s/></text:span><text:span text:style-name="T49_35">do</text:span><text:span text:style-name="T49_36"><text:s/></text:span><text:span text:style-name="T49_37">array</text:span><text:span text:style-name="T49_38">,<text:s/></text:span><text:span text:style-name="T49_39">depois</text:span><text:span text:style-name="T49_40"><text:s/></text:span><text:span text:style-name="T49_41">o</text:span><text:span text:style-name="T49_42"><text:s/></text:span><text:span text:style-name="T49_43">segundo</text:span><text:span text:style-name="T49_44"><text:s/></text:span><text:span text:style-name="T49_45">menor</text:span><text:span text:style-name="T49_46"><text:s/></text:span><text:span text:style-name="T49_47">e</text:span><text:span text:style-name="T49_48"><text:s/></text:span><text:span text:style-name="T49_49">coloca</text:span><text:span text:style-name="T49_50"><text:s/></text:span><text:span text:style-name="T49_51">na</text:span><text:span text:style-name="T49_52"><text:s/></text:span><text:span text:style-name="T49_53">segunda</text:span><text:span text:style-name="T49_54"><text:s/></text:span><text:span text:style-name="T49_55">posiçao</text:span><text:span text:style-name="T49_56"><text:s/></text:span><text:span text:style-name="T49_57">e</text:span><text:span text:style-name="T49_58"><text:s/></text:span><text:span text:style-name="T49_59">assim</text:span><text:span text:style-name="T49_60"><text:s/></text:span><text:span text:style-name="T49_61">por</text:span><text:span text:style-name="T49_62"><text:s/></text:span><text:span text:style-name="T49_63">diante</text:span><text:span text:style-name="T49_64">.<text:s/></text:span><text:span text:style-name="T49_65">Por</text:span><text:span text:style-name="T49_66"><text:s/></text:span><text:span text:style-name="T49_67">causa</text:span><text:span text:style-name="T49_68"><text:s/></text:span><text:span text:style-name="T49_69">disso</text:span><text:span text:style-name="T49_70"><text:s/></text:span><text:span text:style-name="T49_71">seu</text:span><text:span text:style-name="T49_72"><text:s/></text:span><text:span text:style-name="T49_73">melhor</text:span><text:span text:style-name="T49_74"><text:s/></text:span><text:span text:style-name="T49_75">caso</text:span><text:span text:style-name="T49_76"><text:s/></text:span><text:span text:style-name="T49_77">e</text:span><text:span text:style-name="T49_78"><text:s/></text:span><text:span text:style-name="T49_79">pior</text:span><text:span text:style-name="T49_80"><text:s/></text:span><text:span text:style-name="T49_81">caso</text:span><text:span text:style-name="T49_82"><text:s/></text:span><text:span text:style-name="T49_83">são</text:span><text:span text:style-name="T49_84"><text:s/></text:span><text:span text:style-name="T49_85">iguais</text:span><text:span text:style-name="T49_86">,<text:s/></text:span><text:span text:style-name="T49_87">independente</text:span><text:span text:style-name="T49_88"><text:s/></text:span><text:span text:style-name="T49_89">do</text:span><text:span text:style-name="T49_90"><text:s/></text:span><text:span text:style-name="T49_91">vetor</text:span><text:span text:style-name="T49_92"><text:s/></text:span><text:span text:style-name="T49_93">que</text:span><text:span text:style-name="T49_94"><text:s/></text:span><text:span text:style-name="T49_95">ele</text:span><text:span text:style-name="T49_96"><text:s/></text:span><text:span text:style-name="T49_97">receba</text:span></text:p>
      <text:p text:style-name="P50"/>
      <text:p text:style-name="P51"/>
      <text:p text:style-name="P52"/>
      <text:p text:style-name="P53"/>
      <text:h text:style-name="P54" text:outline-level="10"><text:bookmark-start text:name="h.ks4opi8cns0f"/><text:bookmark-end text:name="h.ks4opi8cns0f"/><text:span text:style-name="T54_1">Shell</text:span><text:span text:style-name="T54_2"><text:s/></text:span><text:span text:style-name="T54_3">Sort</text:span></text:h>
      <text:p text:style-name="P55"><text:span text:style-name="T55_1">Complexidade</text:span><text:span text:style-name="T55_2"><text:s/></text:span><text:span text:style-name="T55_3">no</text:span><text:span text:style-name="T55_4"><text:s/></text:span><text:span text:style-name="T55_5">melhor</text:span><text:span text:style-name="T55_6"><text:s/></text:span><text:span text:style-name="T55_7">caso</text:span><text:span text:style-name="T55_8">:<text:s/></text:span><text:span text:style-name="T55_9">O</text:span><text:span text:style-name="T55_10">(</text:span><text:span text:style-name="T55_11">n</text:span><text:span text:style-name="T55_12">)</text:span></text:p>
      <text:p text:style-name="P56"><text:span text:style-name="T56_1">Complexidade</text:span><text:span text:style-name="T56_2"><text:s/></text:span><text:span text:style-name="T56_3">no</text:span><text:span text:style-name="T56_4"><text:s/></text:span><text:span text:style-name="T56_5">pior</text:span><text:span text:style-name="T56_6"><text:s/></text:span><text:span text:style-name="T56_7">caso</text:span><text:span text:style-name="T56_8">:<text:s/></text:span><text:span text:style-name="T56_9">O</text:span><text:span text:style-name="T56_10">(</text:span><text:span text:style-name="T56_11">nlog</text:span><text:span text:style-name="T56_12">²</text:span><text:span text:style-name="T56_13">n</text:span><text:span text:style-name="T56_14">)</text:span></text:p>
      <text:p text:style-name="P57"/>
      <text:p text:style-name="P58"><text:span text:style-name="T58_1">Abordagem</text:span><text:span text:style-name="T58_2">:<text:s/></text:span><text:span text:style-name="T58_3">O</text:span><text:span text:style-name="T58_4"><text:s/></text:span><text:span text:style-name="T58_5">Shell</text:span><text:span text:style-name="T58_6"><text:s/></text:span><text:span text:style-name="T58_7">Sort</text:span><text:span text:style-name="T58_8"><text:s/></text:span><text:span text:style-name="T58_9">é</text:span><text:span text:style-name="T58_10"><text:s/></text:span><text:span text:style-name="T58_11">um</text:span><text:span text:style-name="T58_12"><text:s/></text:span><text:span text:style-name="T58_13">algoritmo</text:span><text:span text:style-name="T58_14"><text:s/></text:span><text:span text:style-name="T58_15">que</text:span><text:span text:style-name="T58_16"><text:s/></text:span><text:span text:style-name="T58_17">percorre</text:span><text:span text:style-name="T58_18"><text:s/></text:span><text:span text:style-name="T58_19">o</text:span><text:span text:style-name="T58_20"><text:s/></text:span><text:span text:style-name="T58_21">array</text:span><text:span text:style-name="T58_22"><text:s/></text:span><text:span text:style-name="T58_23">diversas</text:span><text:span text:style-name="T58_24"><text:s/></text:span><text:span text:style-name="T58_25">vezes</text:span><text:span text:style-name="T58_26">,<text:s/></text:span><text:span text:style-name="T58_27">dividindo</text:span><text:span text:style-name="T58_28"><text:s/></text:span><text:span text:style-name="T58_29">o</text:span><text:span text:style-name="T58_30"><text:s/></text:span><text:span text:style-name="T58_31">mesmo</text:span><text:span text:style-name="T58_32"><text:s/></text:span><text:span text:style-name="T58_33">em</text:span><text:span text:style-name="T58_34"><text:s/></text:span><text:span text:style-name="T58_35">partes</text:span><text:span text:style-name="T58_36"><text:s/></text:span><text:span text:style-name="T58_37">e</text:span><text:span text:style-name="T58_38"><text:s/></text:span><text:span text:style-name="T58_39">ordenando</text:span><text:span text:style-name="T58_40"><text:s/></text:span><text:span text:style-name="T58_41">as</text:span><text:span text:style-name="T58_42"><text:s/></text:span><text:span text:style-name="T58_43">mesmas</text:span><text:span text:style-name="T58_44"><text:s/></text:span><text:span text:style-name="T58_45">usando</text:span><text:span text:style-name="T58_46"><text:s/></text:span><text:span text:style-name="T58_47">algum</text:span><text:span text:style-name="T58_48"><text:s/></text:span><text:span text:style-name="T58_49">outro</text:span><text:span text:style-name="T58_50"><text:s/></text:span><text:span text:style-name="T58_51">algoritmo</text:span><text:span text:style-name="T58_52">(</text:span><text:span text:style-name="T58_53">Insertion</text:span><text:span text:style-name="T58_54"><text:s/></text:span><text:span text:style-name="T58_55">ou</text:span><text:span text:style-name="T58_56"><text:s/></text:span><text:span text:style-name="T58_57">bubble</text:span><text:span text:style-name="T58_58">,<text:s/></text:span><text:span text:style-name="T58_59">por</text:span><text:span text:style-name="T58_60"><text:s/></text:span><text:span text:style-name="T58_61">exemplo</text:span><text:span text:style-name="T58_62">),<text:s/></text:span><text:span text:style-name="T58_63">o</text:span><text:span text:style-name="T58_64"><text:s/></text:span><text:span text:style-name="T58_65">que</text:span><text:span text:style-name="T58_66"><text:s/></text:span><text:span text:style-name="T58_67">lhe</text:span><text:span text:style-name="T58_68"><text:s/></text:span><text:span text:style-name="T58_69">dá</text:span><text:span text:style-name="T58_70"><text:s/></text:span><text:span text:style-name="T58_71">a</text:span><text:span text:style-name="T58_72"><text:s/></text:span><text:span text:style-name="T58_73">vantagem</text:span><text:span text:style-name="T58_74"><text:s/></text:span><text:span text:style-name="T58_75">de</text:span><text:span text:style-name="T58_76"><text:s/></text:span><text:span text:style-name="T58_77">mover</text:span><text:span text:style-name="T58_78"><text:s/></text:span><text:span text:style-name="T58_79">mais</text:span><text:span text:style-name="T58_80"><text:s/></text:span><text:span text:style-name="T58_81">rapidamente</text:span><text:span text:style-name="T58_82"><text:s/></text:span><text:span text:style-name="T58_83">elementos</text:span><text:span text:style-name="T58_84"><text:s/></text:span><text:span text:style-name="T58_85">distantes</text:span><text:span text:style-name="T58_86"><text:s/></text:span><text:span text:style-name="T58_87">de</text:span><text:span text:style-name="T58_88"><text:s/></text:span><text:span text:style-name="T58_89">sua</text:span><text:span text:style-name="T58_90"><text:s/></text:span><text:span text:style-name="T58_91">posição</text:span><text:span text:style-name="T58_92">,<text:s/></text:span><text:span text:style-name="T58_93">sendo</text:span><text:span text:style-name="T58_94"><text:s/></text:span><text:span text:style-name="T58_95">essa</text:span><text:span text:style-name="T58_96"><text:s/></text:span><text:span text:style-name="T58_97">distancia</text:span><text:span text:style-name="T58_98"><text:s/></text:span><text:span text:style-name="T58_99">chamada</text:span><text:span text:style-name="T58_100"><text:s/></text:span><text:span text:style-name="T58_101">de</text:span><text:span text:style-name="T58_102"><text:s/></text:span><text:span text:style-name="T58_103">gap</text:span></text:p>
      <text:p text:style-name="P59"><text:span text:style-name="T59_1">Seu</text:span><text:span text:style-name="T59_2"><text:s/></text:span><text:span text:style-name="T59_3">pior</text:span><text:span text:style-name="T59_4"><text:s/></text:span><text:span text:style-name="T59_5">caso</text:span><text:span text:style-name="T59_6"><text:s/></text:span><text:span text:style-name="T59_7">ocorrera</text:span><text:span text:style-name="T59_8"><text:s/></text:span><text:span text:style-name="T59_9">quando</text:span><text:span text:style-name="T59_10"><text:s/></text:span><text:span text:style-name="T59_11">o</text:span><text:span text:style-name="T59_12"><text:s/></text:span><text:span text:style-name="T59_13">gap</text:span><text:span text:style-name="T59_14"><text:s/></text:span><text:span text:style-name="T59_15">for</text:span><text:span text:style-name="T59_16"><text:s/></text:span><text:span text:style-name="T59_17">maior</text:span><text:span text:style-name="T59_18">(</text:span><text:span text:style-name="T59_19">vetor</text:span><text:span text:style-name="T59_20"><text:s/></text:span><text:span text:style-name="T59_21">inversamente</text:span><text:span text:style-name="T59_22"><text:s/></text:span><text:span text:style-name="T59_23">ordenado</text:span><text:span text:style-name="T59_24">)<text:s/></text:span><text:span text:style-name="T59_25">e</text:span><text:span text:style-name="T59_26"><text:s/></text:span><text:span text:style-name="T59_27">o</text:span><text:span text:style-name="T59_28"><text:s/></text:span><text:span text:style-name="T59_29">melhor</text:span><text:span text:style-name="T59_30"><text:s/></text:span><text:span text:style-name="T59_31">quando</text:span><text:span text:style-name="T59_32"><text:s/></text:span><text:span text:style-name="T59_33">o</text:span><text:span text:style-name="T59_34"><text:s/></text:span><text:span text:style-name="T59_35">gap</text:span><text:span text:style-name="T59_36"><text:s/></text:span><text:span text:style-name="T59_37">for</text:span><text:span text:style-name="T59_38"><text:s/></text:span><text:span text:style-name="T59_39">minimo</text:span><text:span text:style-name="T59_40">(</text:span><text:span text:style-name="T59_41">vetor</text:span><text:span text:style-name="T59_42"><text:s/></text:span><text:span text:style-name="T59_43">já</text:span><text:span text:style-name="T59_44"><text:s/></text:span><text:span text:style-name="T59_45">ordenado</text:span><text:span text:style-name="T59_46">)</text:span></text:p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